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automatic-styles>
    <style:style style:name="P1" style:family="paragraph" style:parent-style-name="Heading_20_2">
      <style:text-properties fo:font-variant="normal" fo:text-transform="none" fo:color="#000000" loext:opacity="100%" style:text-line-through-style="none" style:text-line-through-type="none" style:font-name="Times New Roman" fo:font-size="17pt" fo:font-style="normal" style:text-underline-style="none" fo:font-weight="bold" style:text-blinking="false" fo:background-color="transparent"/>
    </style:style>
    <style:style style:name="P2" style:family="paragraph" style:parent-style-name="Heading_20_3">
      <style:paragraph-properties fo:margin-left="0in" fo:margin-right="0in" fo:margin-top="0.1945in" fo:margin-bottom="0.055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style:text-blinking="false" fo:background-color="transparent"/>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5" style:family="paragraph" style:parent-style-name="Text_20_body" style:list-style-name="L2">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6" style:family="paragraph" style:parent-style-name="Text_20_body" style:list-style-name="L2">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7" style:family="paragraph" style:parent-style-name="Text_20_body" style:list-style-name="L2">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8" style:family="paragraph" style:parent-style-name="Text_20_body" style:list-style-name="L6">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9" style:family="paragraph" style:parent-style-name="Text_20_body" style:list-style-name="L6">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style>
    <style:style style:name="P10" style:family="paragraph" style:parent-style-name="Text_20_body" style:list-style-name="L1">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1"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2" style:family="paragraph" style:parent-style-name="Text_20_body" style:list-style-name="L1">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3" style:family="paragraph" style:parent-style-name="Text_20_body" style:list-style-name="L3">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4" style:family="paragraph" style:parent-style-name="Text_20_body" style:list-style-name="L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5" style:family="paragraph" style:parent-style-name="Text_20_body" style:list-style-name="L3">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6" style:family="paragraph" style:parent-style-name="Text_20_body" style:list-style-name="L4">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7" style:family="paragraph" style:parent-style-name="Text_20_body" style:list-style-name="L4">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8" style:family="paragraph" style:parent-style-name="Text_20_body" style:list-style-name="L4">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19" style:family="paragraph" style:parent-style-name="Text_20_body" style:list-style-name="L5">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20" style:family="paragraph" style:parent-style-name="Text_20_body" style:list-style-name="L5">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21" style:family="paragraph" style:parent-style-name="Text_20_body" style:list-style-name="L5">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22" style:family="paragraph" style:parent-style-name="Text_20_body" style:list-style-name="L6">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style:style>
    <style:style style:name="P23"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24" style:family="paragraph" style:parent-style-name="Text_20_body">
      <style:paragraph-properties fo:margin-left="0in" fo:margin-right="0in" fo:margin-top="0.1665in" fo:margin-bottom="0.0835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Times New Roman" fo:font-size="13pt" fo:font-style="normal" style:text-underline-style="none" fo:font-weight="bold" style:text-blinking="false" fo:background-color="transparent"/>
    </style:style>
    <style:style style:name="P25" style:family="paragraph" style:parent-style-name="Text_20_body">
      <style:paragraph-properties fo:margin-left="0in" fo:margin-right="0in" fo:margin-top="0.1665in" fo:margin-bottom="0.1665in" style:contextual-spacing="false" fo:line-height="138%" fo:text-align="justify" style:justify-single-word="false" fo:text-indent="0in" style:auto-text-indent="false" style:writing-mode="lr-tb"/>
    </style:style>
    <style:style style:name="T1" style:family="text">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Times New Roman" fo:font-size="14pt" fo:font-style="italic"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background-color="transparent" loext:char-shading-value="0"/>
    </style:style>
    <style:style style:name="T6" style:family="text">
      <style:text-properties fo:font-style="italic" fo:background-color="transparent" loext:char-shading-value="0"/>
    </style:style>
    <style:style style:name="T7" style:family="text">
      <style:text-properties fo:font-weight="bold" fo:background-color="transparent"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docs-internal-guid-01c03bc5-7fff-cbd5-6243-3cb688bec80c"/>What We Do</text:h>
      <text:p text:style-name="P4">At Advent AI, we’re more than consultants—we’re builders, trainers, and partners in your AI journey. Each of our services is designed to help you adopt AI confidently, with solutions that are as practical as they are innovative.</text:p>
      <text:p text:style-name="Text_20_body"/>
      <text:h text:style-name="P2" text:outline-level="3">AI DEVELOPMENT &amp; IMPLEMENTATION</text:h>
      <text:p text:style-name="P25"><text:span text:style-name="T1">Think of us as your co-architects in building AI solutions that don’t just </text:span><text:span text:style-name="T3">look good on paper</text:span><text:span text:style-name="T4">—</text:span><text:span text:style-name="T1">they actually deliver results in the real world.</text:span></text:p>
      <text:p text:style-name="P4">We begin by understanding your business challenges. Is it manual processes eating up time? Customer interactions needing personalization? Or compliance checks slowing you down? From there, we design AI that solves these problems step by step.</text:p>
      <text:p text:style-name="P4">Our phased approach covers everything:</text:p>
      <text:list text:style-name="L1">
        <text:list-item>
          <text:p text:style-name="P10"><text:span text:style-name="T7">Discovery &amp; Design:</text:span><text:span text:style-name="T5"> We listen to your teams, study workflows, and design AI that fits seamlessly into existing processes.</text:span></text:p>
        </text:list-item>
        <text:list-item>
          <text:p text:style-name="P11"><text:span text:style-name="T7">Full-Cycle Development:</text:span><text:span text:style-name="T5"> From preparing data to developing custom models, we handle the heavy lifting.</text:span></text:p>
        </text:list-item>
        <text:list-item>
          <text:p text:style-name="P11"><text:span text:style-name="T7">Iterative Prototyping:</text:span><text:span text:style-name="T5"> No big-bang surprises—we build and test in small steps, giving you a chance to see progress and course-correct early.</text:span></text:p>
        </text:list-item>
        <text:list-item>
          <text:p text:style-name="P12"><text:span text:style-name="T7">Deployment &amp; Support:</text:span><text:span text:style-name="T5"> Once live, we stay by your side with security, monitoring, user training, and continuous model improvements.</text:span></text:p>
        </text:list-item>
      </text:list>
      <text:p text:style-name="P23">The impact</text:p>
      <text:list text:style-name="L2">
        <text:list-item>
          <text:p text:style-name="P5">Automations that save money and time.<text:span text:style-name="T1"/></text:p>
        </text:list-item>
        <text:list-item>
          <text:p text:style-name="P6">AI systems that enhance decision-making and customer experience.<text:span text:style-name="T1"/></text:p>
        </text:list-item>
        <text:list-item>
          <text:p text:style-name="P7">Enterprise-ready solutions that scale across departments.<text:span text:style-name="T1"/></text:p>
        </text:list-item>
      </text:list>
      <text:p text:style-name="Text_20_body"><text:soft-page-break/></text:p>
      <text:p text:style-name="P24">AI CONSULTING</text:p>
      <text:p text:style-name="P4">AI can feel like a maze—so many tools, so many promises. That’s where we step in as your guides.</text:p>
      <text:p text:style-name="P4">Our consulting is not about delivering thick reports—it’s about giving you clarity and confidence. We start by assessing your readiness: Do you have the right data? Is your infrastructure AI-friendly? Are your teams prepared for change?</text:p>
      <text:p text:style-name="P4">From there, we:</text:p>
      <text:list text:style-name="L3">
        <text:list-item>
          <text:p text:style-name="P13"><text:span text:style-name="T7">Map Out Opportunities:</text:span><text:span text:style-name="T5"> We identify where AI can drive real ROI—whether in supply chain, pharma, manufacturing, or services.</text:span></text:p>
        </text:list-item>
        <text:list-item>
          <text:p text:style-name="P14"><text:span text:style-name="T7">Design Roadmaps:</text:span><text:span text:style-name="T5"> You’ll get a clear path with milestones, budgets, and change management steps.</text:span></text:p>
        </text:list-item>
        <text:list-item>
          <text:p text:style-name="P14"><text:span text:style-name="T7">Select the Right Tools:</text:span><text:span text:style-name="T5"> Whether it’s generative AI, NLP, or predictive models, we recommend what actually fits your context.</text:span></text:p>
        </text:list-item>
        <text:list-item>
          <text:p text:style-name="P14"><text:span text:style-name="T7">Pilot Projects:</text:span><text:span text:style-name="T5"> We quickly build small-scale proofs-of-concept to show value and reduce risk.</text:span></text:p>
        </text:list-item>
        <text:list-item>
          <text:p text:style-name="P15"><text:span text:style-name="T7">Enable Change:</text:span><text:span text:style-name="T5"> We equip your teams with the knowledge and mindset to embrace AI with confidence.</text:span></text:p>
        </text:list-item>
      </text:list>
      <text:p text:style-name="P25"><text:span text:style-name="T2">The result: </text:span><text:span text:style-name="T1">A future-ready business that doesn’t just adopt AI—it thrives with it.</text:span></text:p>
      <text:p text:style-name="Text_20_body"/>
      <text:p text:style-name="P24">ROADMAP AUDITS</text:p>
      <text:p text:style-name="P4">Sometimes organizations are already on their AI journey—but aren’t sure if they’re on the right track. That’s where our Roadmap Audits come in.</text:p>
      <text:p text:style-name="P4"><text:soft-page-break/>Think of it as an AI health check. We examine every aspect of your strategy and execution:</text:p>
      <text:list text:style-name="L4">
        <text:list-item>
          <text:p text:style-name="P16"><text:span text:style-name="T7">Alignment:</text:span><text:span text:style-name="T5"> Is your AI strategy truly connected to business objectives?</text:span></text:p>
        </text:list-item>
        <text:list-item>
          <text:p text:style-name="P17"><text:span text:style-name="T7">Technology Fit:</text:span><text:span text:style-name="T5"> Are you using the right models and tools, or overspending on fancy but unnecessary features?</text:span></text:p>
        </text:list-item>
        <text:list-item>
          <text:p text:style-name="P17"><text:span text:style-name="T7">Costs:</text:span><text:span text:style-name="T5"> Are licensing and cloud expenses optimized, or are there hidden fees eating into ROI?</text:span></text:p>
        </text:list-item>
        <text:list-item>
          <text:p text:style-name="P17"><text:span text:style-name="T7">Performance:</text:span><text:span text:style-name="T5"> Are your systems accurate, resilient, and fast enough for real-world demands?</text:span></text:p>
        </text:list-item>
        <text:list-item>
          <text:p text:style-name="P18"><text:span text:style-name="T7">Governance:</text:span><text:span text:style-name="T5"> Are compliance, data privacy, and risk controls properly in place?</text:span></text:p>
        </text:list-item>
      </text:list>
      <text:p text:style-name="P4">At the end, you don’t just get a list of issues—you get a clear, prioritized action plan with recommendations and a risk/impact matrix.</text:p>
      <text:p text:style-name="P25"><text:span text:style-name="T2">Outcome:</text:span><text:span text:style-name="T4"> </text:span><text:span text:style-name="T1">confidence that your AI journey is cost-efficient, compliant, and scalable for growth.</text:span></text:p>
      <text:p text:style-name="Text_20_body"/>
      <text:h text:style-name="P2" text:outline-level="3">CUSTOMISED TRAINING:</text:h>
      <text:p text:style-name="P4">Technology only succeeds when people embrace it. That’s why training is at the heart of what we do.</text:p>
      <text:p text:style-name="P4">Instead of one-size-fits-all workshops, we design personalized training programs tailored to different stakeholders in your company:</text:p>
      <text:list text:style-name="L5">
        <text:list-item>
          <text:p text:style-name="P19"><text:span text:style-name="T7">Executives &amp; Leaders:</text:span><text:span text:style-name="T5"> Understand AI strategy, governance, and risks so you can lead with vision.</text:span></text:p>
        </text:list-item>
        <text:list-item>
          <text:p text:style-name="P20"><text:span text:style-name="T7">Technical Teams:</text:span><text:span text:style-name="T5"> Dive deep into model development, pipelines, and troubleshooting.</text:span></text:p>
        </text:list-item>
        <text:list-item>
          <text:p text:style-name="P20"><text:soft-page-break/><text:span text:style-name="T7">Functional Teams:</text:span><text:span text:style-name="T5"> Learn how AI can streamline daily tasks like analytics, reporting, or compliance.</text:span></text:p>
        </text:list-item>
        <text:list-item>
          <text:p text:style-name="P21"><text:span text:style-name="T7">End Users:</text:span><text:span text:style-name="T5"> Build hands-on confidence in using AI systems through interactive, scenario-based modules.</text:span></text:p>
        </text:list-item>
      </text:list>
      <text:p text:style-name="P4">We also use AI-powered platforms to deliver adaptive learning paths—so people get exactly the training they need, at their own pace.</text:p>
      <text:p text:style-name="Text_20_body"/>
      <text:p text:style-name="P23">Why it matters:</text:p>
      <text:list text:style-name="L6">
        <text:list-item>
          <text:p text:style-name="P8">Teams adopt AI faster and with more confidence.<text:span text:style-name="T1"/></text:p>
        </text:list-item>
        <text:list-item>
          <text:p text:style-name="P9">Skills stay future-proof as technology evolves.<text:span text:style-name="T1"/></text:p>
        </text:list-item>
        <text:list-item>
          <text:p text:style-name="P22"><text:span text:style-name="T5">Organizations see quicker ROI because people actually </text:span><text:span text:style-name="T6">use</text:span><text:span text:style-name="T5"> the tools effectively.</text:span></text:p>
        </text:list-item>
      </text:list>
      <text:p text:style-name="P3"><text:span text:style-name="T1">In short: whether you’re just exploring AI, already building, or scaling up—we’re here to </text:span><text:span text:style-name="T2">guide, build, audit, and train</text:span><text:span text:style-name="T4"> </text:span><text:span text:style-name="T1">every step of the wa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9T15:17:32.762551653</meta:creation-date>
    <dc:date>2025-09-19T15:28:36.012774049</dc:date>
    <meta:editing-duration>PT11M4S</meta:editing-duration>
    <meta:editing-cycles>1</meta:editing-cycles>
    <meta:document-statistic meta:table-count="0" meta:image-count="0" meta:object-count="0" meta:page-count="4" meta:paragraph-count="47" meta:word-count="696" meta:character-count="4355" meta:non-whitespace-character-count="3741"/>
    <meta:generator>LibreOffice/24.2.7.2$Linux_X86_64 LibreOffice_project/420$Build-2</meta:generator>
  </office:meta>
</office:document-meta>
</file>